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center"/>
      <style:text-properties fo:font-weight="bold" style:font-weight-asian="bold" style:font-weight-complex="bold"/>
    </style:style>
    <style:style style:name="P2" style:parent-style-name="PreformattedText" style:family="paragraph">
      <style:paragraph-properties fo:text-align="center"/>
      <style:text-properties fo:font-weight="bold" style:font-weight-asian="bold" style:font-weight-complex="bold"/>
    </style:style>
    <style:style style:name="P3" style:parent-style-name="PreformattedText" style:family="paragraph">
      <style:paragraph-properties fo:text-align="center"/>
      <style:text-properties fo:font-weight="bold" style:font-weight-asian="bold" style:font-weight-complex="bold"/>
    </style:style>
    <style:style style:name="P4" style:parent-style-name="PreformattedText" style:family="paragraph">
      <style:paragraph-properties fo:text-align="center"/>
      <style:text-properties fo:font-weight="bold" style:font-weight-asian="bold" style:font-weight-complex="bold"/>
    </style:style>
    <style:style style:name="P5" style:parent-style-name="PreformattedText" style:family="paragraph">
      <style:paragraph-properties fo:text-align="center"/>
    </style:style>
    <style:style style:name="T6" style:parent-style-name="SourceText" style:family="text">
      <style:text-properties fo:color="#262626"/>
    </style:style>
    <style:style style:name="P7" style:parent-style-name="PreformattedText" style:family="paragraph">
      <style:paragraph-properties fo:text-align="center"/>
      <style:text-properties fo:font-weight="bold" style:font-weight-asian="bold" style:font-weight-complex="bold"/>
    </style:style>
    <style:style style:name="P8" style:parent-style-name="PreformattedText" style:family="paragraph">
      <style:paragraph-properties fo:text-align="center"/>
      <style:text-properties fo:font-weight="bold" style:font-weight-asian="bold" style:font-weight-complex="bold"/>
    </style:style>
    <style:style style:name="T9" style:parent-style-name="DefaultParagraphFont" style:family="text">
      <style:text-properties style:text-position="sub 66.6%"/>
    </style:style>
    <style:style style:name="T10" style:parent-style-name="DefaultParagraphFont" style:family="text">
      <style:text-properties style:text-position="sub 66.6%"/>
    </style:style>
    <style:style style:name="P11" style:parent-style-name="Standard" style:family="paragraph">
      <style:paragraph-properties fo:border-top="none" fo:border-left="none" fo:border-bottom="0.0069in solid #000000" fo:border-right="none" fo:padding-top="0in" fo:padding-left="0in" fo:padding-bottom="0.0138in" fo:padding-right="0in" style:shadow="none"/>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text-position="sub 66.6%"/>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text-position="sub 66.6%"/>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text-position="sub 66.6%"/>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text-position="sub 66.6%"/>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style:text-position="sub 66.6%"/>
    </style:style>
    <style:style style:name="T26" style:parent-style-name="DefaultParagraphFont" style:family="text">
      <style:text-properties style:text-position="sub 66.6%"/>
    </style:style>
    <style:style style:name="T27" style:parent-style-name="DefaultParagraphFont" style:family="text">
      <style:text-properties style:text-position="sub 66.6%"/>
    </style:style>
    <style:style style:name="T28" style:parent-style-name="DefaultParagraphFont" style:family="text">
      <style:text-properties style:text-underline-type="single" style:text-underline-style="solid" style:text-underline-width="auto" style:text-underline-mode="continuous"/>
    </style:style>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style:text-underline-type="single" style:text-underline-style="solid" style:text-underline-width="auto" style:text-underline-mode="continuous"/>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TableColumn37" style:family="table-column">
      <style:table-column-properties style:column-width="0.9375in" style:use-optimal-column-width="false"/>
    </style:style>
    <style:style style:name="TableColumn38" style:family="table-column">
      <style:table-column-properties style:column-width="1.4388in" style:use-optimal-column-width="false"/>
    </style:style>
    <style:style style:name="TableColumn39" style:family="table-column">
      <style:table-column-properties style:column-width="1.7784in" style:use-optimal-column-width="false"/>
    </style:style>
    <style:style style:name="TableColumn40" style:family="table-column">
      <style:table-column-properties style:column-width="1.3847in" style:use-optimal-column-width="false"/>
    </style:style>
    <style:style style:name="TableColumn41" style:family="table-column">
      <style:table-column-properties style:column-width="1.3854in" style:use-optimal-column-width="false"/>
    </style:style>
    <style:style style:name="Table36" style:family="table">
      <style:table-properties style:width="6.925in" fo:margin-left="0in" table:align="left"/>
    </style:style>
    <style:style style:name="TableRow42" style:family="table-row">
      <style:table-row-properties style:use-optimal-row-height="false"/>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5" style:family="table-column">
      <style:table-column-properties style:column-width="0.9375in" style:use-optimal-column-width="false"/>
    </style:style>
    <style:style style:name="TableColumn86" style:family="table-column">
      <style:table-column-properties style:column-width="1.4388in" style:use-optimal-column-width="false"/>
    </style:style>
    <style:style style:name="TableColumn87" style:family="table-column">
      <style:table-column-properties style:column-width="1.7784in" style:use-optimal-column-width="false"/>
    </style:style>
    <style:style style:name="TableColumn88" style:family="table-column">
      <style:table-column-properties style:column-width="1.3847in" style:use-optimal-column-width="false"/>
    </style:style>
    <style:style style:name="TableColumn89" style:family="table-column">
      <style:table-column-properties style:column-width="1.3854in" style:use-optimal-column-width="false"/>
    </style:style>
    <style:style style:name="Table84" style:family="table">
      <style:table-properties style:width="6.925in" fo:margin-left="0in" table:align="left"/>
    </style:style>
    <style:style style:name="TableRow90" style:family="table-row">
      <style:table-row-properties style:use-optimal-row-height="false"/>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0.0034in solid #000000" style:writing-mode="lr-tb" fo:padding-top="0.0381in" fo:padding-left="0.0381in" fo:padding-bottom="0.0381in" fo:padding-right="0.0381in"/>
    </style:style>
    <style:style style:name="T96" style:parent-style-name="DefaultParagraphFont" style:family="text">
      <style:text-properties fo:background-color="#FFFF00"/>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3" style:parent-style-name="DefaultParagraphFont" style:family="text">
      <style:text-properties fo:background-color="#FFFF00"/>
    </style:style>
    <style:style style:name="TableColumn105" style:family="table-column">
      <style:table-column-properties style:column-width="0.9375in" style:use-optimal-column-width="false"/>
    </style:style>
    <style:style style:name="TableColumn106" style:family="table-column">
      <style:table-column-properties style:column-width="1.4972in" style:use-optimal-column-width="false"/>
    </style:style>
    <style:style style:name="TableColumn107" style:family="table-column">
      <style:table-column-properties style:column-width="1.8166in" style:use-optimal-column-width="false"/>
    </style:style>
    <style:style style:name="TableColumn108" style:family="table-column">
      <style:table-column-properties style:column-width="1.2881in" style:use-optimal-column-width="false"/>
    </style:style>
    <style:style style:name="TableColumn109" style:family="table-column">
      <style:table-column-properties style:column-width="1.3854in" style:use-optimal-column-width="false"/>
    </style:style>
    <style:style style:name="Table104" style:family="table">
      <style:table-properties style:width="6.925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2" style:parent-style-name="DefaultParagraphFont" style:family="text">
      <style:text-properties style:text-position="sub 66.6%"/>
    </style:style>
    <style:style style:name="T153" style:parent-style-name="DefaultParagraphFont" style:family="text">
      <style:text-properties style:text-position="sub 66.6%"/>
    </style:style>
    <style:style style:name="T154" style:parent-style-name="DefaultParagraphFont" style:family="text">
      <style:text-properties style:text-position="sub 66.6%"/>
    </style:style>
    <style:style style:name="T155" style:parent-style-name="DefaultParagraphFont" style:family="text">
      <style:text-properties style:text-position="sub 66.6%"/>
    </style:style>
    <style:style style:name="T156" style:parent-style-name="DefaultParagraphFont" style:family="text">
      <style:text-properties style:text-position="sub 66.6%"/>
    </style:style>
    <style:style style:name="T157" style:parent-style-name="DefaultParagraphFont" style:family="text">
      <style:text-properties style:text-position="sub 66.6%"/>
    </style:style>
    <style:style style:name="T158" style:parent-style-name="DefaultParagraphFont" style:family="text">
      <style:text-properties style:text-position="sub 66.6%"/>
    </style:style>
    <style:style style:name="T159" style:parent-style-name="DefaultParagraphFont" style:family="text">
      <style:text-properties style:text-position="sub 66.6%"/>
    </style:style>
    <style:style style:name="T160" style:parent-style-name="DefaultParagraphFont" style:family="text">
      <style:text-properties style:text-position="sub 66.6%"/>
    </style:style>
    <style:style style:name="T161" style:parent-style-name="DefaultParagraphFont" style:family="text">
      <style:text-properties style:text-position="sub 66.6%"/>
    </style:style>
    <style:style style:name="T162" style:parent-style-name="DefaultParagraphFont" style:family="text">
      <style:text-properties style:text-position="sub 66.6%"/>
    </style:style>
    <style:style style:name="T163" style:parent-style-name="DefaultParagraphFont" style:family="text">
      <style:text-properties style:text-position="sub 66.6%"/>
    </style:style>
    <style:style style:name="T164" style:parent-style-name="DefaultParagraphFont" style:family="text">
      <style:text-properties style:text-position="sub 66.6%"/>
    </style:style>
    <style:style style:name="T165" style:parent-style-name="DefaultParagraphFont" style:family="text">
      <style:text-properties style:text-position="sub 66.6%"/>
    </style:style>
    <style:style style:name="T166" style:parent-style-name="DefaultParagraphFont" style:family="text">
      <style:text-properties style:text-position="sub 66.6%"/>
    </style:style>
    <style:style style:name="T167" style:parent-style-name="DefaultParagraphFont" style:family="text">
      <style:text-properties style:text-position="sub 66.6%"/>
    </style:style>
    <style:style style:name="T168" style:parent-style-name="DefaultParagraphFont" style:family="text">
      <style:text-properties style:text-position="sub 66.6%"/>
    </style:style>
    <style:style style:name="T169" style:parent-style-name="DefaultParagraphFont" style:family="text">
      <style:text-properties style:text-position="sub 66.6%"/>
    </style:style>
    <style:style style:name="T170" style:parent-style-name="DefaultParagraphFont" style:family="text">
      <style:text-properties style:text-position="sub 66.6%"/>
    </style:style>
    <style:style style:name="P171" style:parent-style-name="Standard" style:list-style-name="LFO1" style:family="paragraph"/>
    <style:style style:name="T172" style:parent-style-name="DefaultParagraphFont" style:family="text">
      <style:text-properties style:text-position="sub 66.6%"/>
    </style:style>
    <style:style style:name="P173" style:parent-style-name="Standard" style:list-style-name="LFO1" style:family="paragraph"/>
    <style:style style:name="T174" style:parent-style-name="DefaultParagraphFont" style:family="text">
      <style:text-properties style:text-position="sub 66.6%"/>
    </style:style>
    <style:style style:name="P175" style:parent-style-name="Standard" style:list-style-name="LFO1" style:family="paragraph"/>
    <style:style style:name="T176" style:parent-style-name="DefaultParagraphFont" style:family="text">
      <style:text-properties style:text-position="sub 66.6%"/>
    </style:style>
    <style:style style:name="P177" style:parent-style-name="Standard" style:list-style-name="LFO1" style:family="paragraph"/>
    <style:style style:name="T178" style:parent-style-name="DefaultParagraphFont" style:family="text">
      <style:text-properties style:text-position="sub 66.6%"/>
    </style:style>
    <style:style style:name="P179" style:parent-style-name="Standard" style:list-style-name="LFO1" style:family="paragraph"/>
    <style:style style:name="T180" style:parent-style-name="DefaultParagraphFont" style:family="text">
      <style:text-properties style:text-position="sub 66.6%"/>
    </style:style>
    <style:style style:name="P181" style:parent-style-name="Standard" style:list-style-name="LFO1" style:family="paragraph"/>
    <style:style style:name="T182" style:parent-style-name="DefaultParagraphFont" style:family="text">
      <style:text-properties style:text-position="sub 66.6%"/>
    </style:style>
    <style:style style:name="P183" style:parent-style-name="Standard" style:list-style-name="LFO1" style:family="paragraph"/>
    <style:style style:name="T184" style:parent-style-name="DefaultParagraphFont" style:family="text">
      <style:text-properties style:text-position="sub 66.6%"/>
    </style:style>
    <style:style style:name="P185" style:parent-style-name="Standard" style:list-style-name="LFO1" style:family="paragraph"/>
    <style:style style:name="T186" style:parent-style-name="DefaultParagraphFont" style:family="text">
      <style:text-properties style:text-position="sub 66.6%"/>
    </style:style>
    <style:style style:name="P187" style:parent-style-name="Standard" style:list-style-name="LFO1" style:family="paragraph"/>
    <style:style style:name="T188" style:parent-style-name="DefaultParagraphFont" style:family="text">
      <style:text-properties style:text-position="sub 66.6%"/>
    </style:style>
    <style:style style:name="P189" style:parent-style-name="Standard" style:list-style-name="LFO1" style:family="paragraph"/>
    <style:style style:name="T190" style:parent-style-name="DefaultParagraphFont" style:family="text">
      <style:text-properties style:text-position="sub 66.6%"/>
    </style:style>
    <style:style style:name="P191" style:parent-style-name="Standard" style:list-style-name="LFO1" style:family="paragraph"/>
    <style:style style:name="T192" style:parent-style-name="DefaultParagraphFont" style:family="text">
      <style:text-properties style:text-position="sub 66.6%"/>
    </style:style>
    <style:style style:name="P193" style:parent-style-name="Standard" style:list-style-name="LFO1" style:family="paragraph"/>
    <style:style style:name="T194" style:parent-style-name="DefaultParagraphFont" style:family="text">
      <style:text-properties style:text-position="sub 66.6%"/>
    </style:style>
    <style:style style:name="P195" style:parent-style-name="Standard" style:list-style-name="LFO1" style:family="paragraph"/>
    <style:style style:name="T196" style:parent-style-name="DefaultParagraphFont" style:family="text">
      <style:text-properties style:text-position="sub 66.6%"/>
    </style:style>
    <style:style style:name="P197" style:parent-style-name="Standard" style:list-style-name="LFO1" style:family="paragraph"/>
    <style:style style:name="T198" style:parent-style-name="DefaultParagraphFont" style:family="text">
      <style:text-properties style:text-position="sub 66.6%"/>
    </style:style>
    <style:style style:name="P199" style:parent-style-name="Standard" style:list-style-name="LFO1" style:family="paragraph"/>
    <style:style style:name="T200" style:parent-style-name="DefaultParagraphFont" style:family="text">
      <style:text-properties style:text-position="sub 66.6%"/>
    </style:style>
    <style:style style:name="P201" style:parent-style-name="Standard" style:list-style-name="LFO1" style:family="paragraph"/>
    <style:style style:name="T202" style:parent-style-name="DefaultParagraphFont" style:family="text">
      <style:text-properties style:text-position="sub 66.6%"/>
    </style:style>
    <style:style style:name="P203" style:parent-style-name="Standard" style:list-style-name="LFO1" style:family="paragraph"/>
    <style:style style:name="T204" style:parent-style-name="DefaultParagraphFont" style:family="text">
      <style:text-properties style:text-position="sub 66.6%"/>
    </style:style>
    <style:style style:name="P205" style:parent-style-name="Standard" style:list-style-name="LFO1" style:family="paragraph"/>
    <style:style style:name="T206" style:parent-style-name="DefaultParagraphFont" style:family="text">
      <style:text-properties style:text-position="sub 66.6%"/>
    </style:style>
    <style:style style:name="P207" style:parent-style-name="Standard" style:list-style-name="LFO1" style:family="paragraph"/>
    <style:style style:name="P208" style:parent-style-name="Standard" style:list-style-name="LFO1" style:family="paragraph"/>
    <style:style style:name="P209" style:parent-style-name="Standard" style:list-style-name="LFO1" style:family="paragraph"/>
    <style:style style:name="TableColumn211" style:family="table-column">
      <style:table-column-properties style:column-width="0.9375in" style:use-optimal-column-width="false"/>
    </style:style>
    <style:style style:name="TableColumn212" style:family="table-column">
      <style:table-column-properties style:column-width="1.4388in" style:use-optimal-column-width="false"/>
    </style:style>
    <style:style style:name="TableColumn213" style:family="table-column">
      <style:table-column-properties style:column-width="1.7784in" style:use-optimal-column-width="false"/>
    </style:style>
    <style:style style:name="TableColumn214" style:family="table-column">
      <style:table-column-properties style:column-width="1.3847in" style:use-optimal-column-width="false"/>
    </style:style>
    <style:style style:name="TableColumn215" style:family="table-column">
      <style:table-column-properties style:column-width="1.3854in" style:use-optimal-column-width="false"/>
    </style:style>
    <style:style style:name="Table210" style:family="table">
      <style:table-properties style:width="6.925in" fo:margin-left="0in" table:align="left"/>
    </style:style>
    <style:style style:name="TableRow216" style:family="table-row">
      <style:table-row-properties style:use-optimal-row-height="false"/>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0.0034in solid #000000" style:writing-mode="lr-tb" fo:padding-top="0.0381in" fo:padding-left="0.0381in" fo:padding-bottom="0.0381in" fo:padding-right="0.0381in"/>
    </style:style>
    <style:style style:name="T222" style:parent-style-name="DefaultParagraphFont" style:family="text">
      <style:text-properties fo:background-color="#FFFF00"/>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9" style:parent-style-name="DefaultParagraphFont" style:family="text">
      <style:text-properties fo:background-color="#FFFF00"/>
    </style:style>
    <style:style style:name="T230" style:parent-style-name="DefaultParagraphFont" style:family="text">
      <style:text-properties fo:background-color="#00FF00"/>
    </style:style>
    <style:style style:name="P231" style:parent-style-name="Standard" style:family="paragraph">
      <style:paragraph-properties>
        <style:tab-stops>
          <style:tab-stop style:type="left" style:position="4.8111in"/>
        </style:tab-stops>
      </style:paragraph-properties>
    </style:style>
    <style:style style:name="P232" style:parent-style-name="Standard" style:family="paragraph">
      <style:paragraph-properties>
        <style:tab-stops>
          <style:tab-stop style:type="left" style:position="4.8111in"/>
        </style:tab-stops>
      </style:paragraph-properties>
    </style:style>
    <style:style style:name="P233" style:parent-style-name="Standard" style:family="paragraph">
      <style:paragraph-properties>
        <style:tab-stops>
          <style:tab-stop style:type="left" style:position="4.8111in"/>
        </style:tab-stops>
      </style:paragraph-properties>
    </style:style>
    <style:style style:name="P234" style:parent-style-name="Normal" style:family="paragraph">
      <style:text-properties fo:hyphenate="true"/>
    </style:style>
    <style:style style:name="T235" style:parent-style-name="DefaultParagraphFont" style:family="text">
      <style:text-properties fo:background-color="#00FF00"/>
    </style:style>
    <style:style style:name="P236" style:parent-style-name="Standard" style:family="paragraph">
      <style:paragraph-properties>
        <style:tab-stops>
          <style:tab-stop style:type="left" style:position="4.8111in"/>
        </style:tab-stops>
      </style:paragraph-properties>
    </style:style>
    <style:style style:name="P237" style:parent-style-name="Standard" style:family="paragraph">
      <style:paragraph-properties>
        <style:tab-stops>
          <style:tab-stop style:type="left" style:position="4.8111in"/>
        </style:tab-stops>
      </style:paragraph-properties>
    </style:style>
    <style:style style:name="P238" style:parent-style-name="Standard" style:family="paragraph">
      <style:paragraph-properties>
        <style:tab-stops>
          <style:tab-stop style:type="left" style:position="4.8111in"/>
        </style:tab-stops>
      </style:paragraph-properties>
    </style:style>
    <style:style style:name="P239" style:parent-style-name="Normal" style:family="paragraph">
      <style:text-properties fo:hyphenate="true"/>
    </style:style>
    <style:style style:name="P240" style:parent-style-name="Standard" style:family="paragraph">
      <style:paragraph-properties fo:margin-left="0.4923in">
        <style:tab-stops/>
      </style:paragraph-properties>
    </style:style>
    <style:style style:name="P241" style:parent-style-name="Standard" style:family="paragraph">
      <style:paragraph-properties fo:margin-left="0.4923in">
        <style:tab-stops/>
      </style:paragraph-properties>
    </style:style>
    <style:style style:name="P242" style:parent-style-name="Standard" style:family="paragraph">
      <style:paragraph-properties fo:margin-left="0.4923in">
        <style:tab-stops/>
      </style:paragraph-properties>
    </style:style>
    <style:style style:name="P243" style:parent-style-name="Standard" style:family="paragraph">
      <style:paragraph-properties fo:margin-left="0.4923in">
        <style:tab-stops/>
      </style:paragraph-properties>
    </style:style>
    <style:style style:name="P244" style:parent-style-name="Standard" style:family="paragraph">
      <style:paragraph-properties fo:margin-left="0.4923in">
        <style:tab-stops/>
      </style:paragraph-properties>
    </style:style>
    <style:style style:name="TableColumn246" style:family="table-column">
      <style:table-column-properties style:column-width="1.7319in" style:use-optimal-column-width="false"/>
    </style:style>
    <style:style style:name="TableColumn247" style:family="table-column">
      <style:table-column-properties style:column-width="1.1458in" style:use-optimal-column-width="false"/>
    </style:style>
    <style:style style:name="TableColumn248" style:family="table-column">
      <style:table-column-properties style:column-width="1.1847in" style:use-optimal-column-width="false"/>
    </style:style>
    <style:style style:name="Table245" style:family="table">
      <style:table-properties style:width="4.0625in" fo:margin-left="0in" table:align="left"/>
    </style:style>
    <style:style style:name="TableRow249" style:family="table-row">
      <style:table-row-properties style:use-optimal-row-height="false"/>
    </style:style>
    <style:style style:name="TableCell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62" style:family="table-column">
      <style:table-column-properties style:column-width="1.7513in" style:use-optimal-column-width="false"/>
    </style:style>
    <style:style style:name="TableColumn263" style:family="table-column">
      <style:table-column-properties style:column-width="1.1263in" style:use-optimal-column-width="false"/>
    </style:style>
    <style:style style:name="TableColumn264" style:family="table-column">
      <style:table-column-properties style:column-width="1.1847in" style:use-optimal-column-width="false"/>
    </style:style>
    <style:style style:name="Table261" style:family="table">
      <style:table-properties style:width="4.0625in" fo:margin-left="0in" table:align="left"/>
    </style:style>
    <style:style style:name="TableRow265" style:family="table-row">
      <style:table-row-properties style:use-optimal-row-height="false"/>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0.0034in solid #000000" style:writing-mode="lr-tb" fo:padding-top="0.0381in" fo:padding-left="0.0381in" fo:padding-bottom="0.0381in" fo:padding-right="0.0381i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7" style:parent-style-name="DefaultParagraphFont" style:family="text">
      <style:text-properties style:text-position="sub 66.6%"/>
    </style:style>
    <style:style style:name="T278" style:parent-style-name="DefaultParagraphFont" style:family="text">
      <style:text-properties style:text-position="sub 66.6%"/>
    </style:style>
    <style:style style:name="T279" style:parent-style-name="DefaultParagraphFont" style:family="text">
      <style:text-properties style:text-position="sub 66.6%"/>
    </style:style>
    <style:style style:name="T280" style:parent-style-name="DefaultParagraphFont" style:family="text">
      <style:text-properties style:text-position="sub 66.6%"/>
    </style:style>
    <style:style style:name="T281" style:parent-style-name="DefaultParagraphFont" style:family="text">
      <style:text-properties style:text-position="sub 66.6%"/>
    </style:style>
    <style:style style:name="T282" style:parent-style-name="DefaultParagraphFont" style:family="text">
      <style:text-properties style:text-position="sub 66.6%"/>
    </style:style>
    <style:style style:name="T283" style:parent-style-name="DefaultParagraphFont" style:family="text">
      <style:text-properties style:text-position="sub 66.6%"/>
    </style:style>
    <style:style style:name="T284" style:parent-style-name="DefaultParagraphFont" style:family="text">
      <style:text-properties style:text-position="-33.3% 100%"/>
    </style:style>
    <style:style style:name="T285" style:parent-style-name="DefaultParagraphFont" style:family="text">
      <style:text-properties style:text-position="-33.3% 100%"/>
    </style:style>
    <style:style style:name="T286" style:parent-style-name="DefaultParagraphFont" style:family="text">
      <style:text-properties style:text-position="-33.3% 100%"/>
    </style:style>
    <style:style style:name="T287" style:parent-style-name="DefaultParagraphFont" style:family="text">
      <style:text-properties style:text-position="sub 66.6%"/>
    </style:style>
    <style:style style:name="T288" style:parent-style-name="DefaultParagraphFont" style:family="text">
      <style:text-properties style:text-position="sub 66.6%"/>
    </style:style>
    <style:style style:name="T289" style:parent-style-name="DefaultParagraphFont" style:family="text">
      <style:text-properties style:text-position="sub 66.6%"/>
    </style:style>
    <style:style style:name="T290" style:parent-style-name="DefaultParagraphFont" style:family="text">
      <style:text-properties style:text-position="sub 66.6%"/>
    </style:style>
    <style:style style:name="T291" style:parent-style-name="DefaultParagraphFont" style:family="text">
      <style:text-properties style:text-position="sub 66.6%"/>
    </style:style>
    <style:style style:name="T292" style:parent-style-name="DefaultParagraphFont" style:family="text">
      <style:text-properties style:text-position="sub 66.6%"/>
    </style:style>
    <style:style style:name="T293" style:parent-style-name="DefaultParagraphFont" style:family="text">
      <style:text-properties style:text-position="sub 66.6%"/>
    </style:style>
    <style:style style:name="T294" style:parent-style-name="DefaultParagraphFont" style:family="text">
      <style:text-properties style:text-position="sub 66.6%"/>
    </style:style>
    <style:style style:name="T295" style:parent-style-name="DefaultParagraphFont" style:family="text">
      <style:text-properties style:text-position="sub 66.6%"/>
    </style:style>
    <style:style style:name="T296" style:parent-style-name="DefaultParagraphFont" style:family="text">
      <style:text-properties style:text-position="sub 66.6%"/>
    </style:style>
    <style:style style:name="P297" style:parent-style-name="Standard" style:family="paragraph">
      <style:text-properties style:text-position="sub 66.6%"/>
    </style:style>
    <style:style style:name="T298" style:parent-style-name="DefaultParagraphFont" style:family="text">
      <style:text-properties style:text-position="sub 66.6%"/>
    </style:style>
    <style:style style:name="T299" style:parent-style-name="DefaultParagraphFont" style:family="text">
      <style:text-properties style:text-position="sub 66.6%"/>
    </style:style>
    <style:style style:name="T300" style:parent-style-name="DefaultParagraphFont" style:family="text">
      <style:text-properties style:text-position="sub 66.6%"/>
    </style:style>
    <style:style style:name="T301" style:parent-style-name="DefaultParagraphFont" style:family="text">
      <style:text-properties style:text-position="sub 66.6%"/>
    </style:style>
    <style:style style:name="T302" style:parent-style-name="DefaultParagraphFont" style:family="text">
      <style:text-properties style:text-position="sub 66.6%"/>
    </style:style>
    <style:style style:name="T303" style:parent-style-name="DefaultParagraphFont" style:family="text">
      <style:text-properties style:text-position="sub 66.6%"/>
    </style:style>
    <style:style style:name="T304" style:parent-style-name="DefaultParagraphFont" style:family="text">
      <style:text-properties style:text-position="sub 66.6%"/>
    </style:style>
    <style:style style:name="T305" style:parent-style-name="DefaultParagraphFont" style:family="text">
      <style:text-properties style:text-position="sub 66.6%"/>
    </style:style>
    <style:style style:name="T306" style:parent-style-name="DefaultParagraphFont" style:family="text">
      <style:text-properties style:text-position="sub 66.6%"/>
    </style:style>
    <style:style style:name="T307" style:parent-style-name="DefaultParagraphFont" style:family="text">
      <style:text-properties style:text-position="sub 66.6%"/>
    </style:style>
    <style:style style:name="T308" style:parent-style-name="DefaultParagraphFont" style:family="text">
      <style:text-properties style:text-position="sub 66.6%"/>
    </style:style>
    <style:style style:name="T309" style:parent-style-name="DefaultParagraphFont" style:family="text">
      <style:text-properties style:text-position="sub 66.6%"/>
    </style:style>
    <style:style style:name="T310" style:parent-style-name="DefaultParagraphFont" style:family="text">
      <style:text-properties style:text-position="sub 66.6%"/>
    </style:style>
    <style:style style:name="T311" style:parent-style-name="DefaultParagraphFont" style:family="text">
      <style:text-properties style:text-position="sub 66.6%"/>
    </style:style>
    <style:style style:name="T312" style:parent-style-name="DefaultParagraphFont" style:family="text">
      <style:text-properties style:text-position="sub 66.6%"/>
    </style:style>
    <style:style style:name="T313" style:parent-style-name="DefaultParagraphFont" style:family="text">
      <style:text-properties style:text-position="sub 66.6%"/>
    </style:style>
    <style:style style:name="T314" style:parent-style-name="DefaultParagraphFont" style:family="text">
      <style:text-properties style:text-position="sub 66.6%"/>
    </style:style>
    <style:style style:name="T315" style:parent-style-name="DefaultParagraphFont" style:family="text">
      <style:text-properties style:text-position="sub 66.6%"/>
    </style:style>
    <style:style style:name="T316" style:parent-style-name="DefaultParagraphFont" style:family="text">
      <style:text-properties style:text-position="sub 66.6%"/>
    </style:style>
    <style:style style:name="T317" style:parent-style-name="DefaultParagraphFont" style:family="text">
      <style:text-properties style:text-position="sub 66.6%"/>
    </style:style>
    <style:style style:name="T318" style:parent-style-name="DefaultParagraphFont" style:family="text">
      <style:text-properties style:text-position="sub 66.6%"/>
    </style:style>
    <style:style style:name="T319" style:parent-style-name="DefaultParagraphFont" style:family="text">
      <style:text-properties style:text-position="sub 66.6%"/>
    </style:style>
    <style:style style:name="T320" style:parent-style-name="DefaultParagraphFont" style:family="text">
      <style:text-properties style:text-position="sub 66.6%"/>
    </style:style>
    <style:style style:name="T321" style:parent-style-name="DefaultParagraphFont" style:family="text">
      <style:text-properties style:text-position="sub 66.6%"/>
    </style:style>
    <style:style style:name="T322" style:parent-style-name="DefaultParagraphFont" style:family="text">
      <style:text-properties style:text-position="sub 66.6%"/>
    </style:style>
    <style:style style:name="T323" style:parent-style-name="DefaultParagraphFont" style:family="text">
      <style:text-properties style:text-position="sub 66.6%"/>
    </style:style>
    <style:style style:name="T324" style:parent-style-name="DefaultParagraphFont" style:family="text">
      <style:text-properties style:text-position="sub 66.6%"/>
    </style:style>
    <style:style style:name="T325" style:parent-style-name="DefaultParagraphFont" style:family="text">
      <style:text-properties style:text-position="sub 66.6%"/>
    </style:style>
    <style:style style:name="T326" style:parent-style-name="DefaultParagraphFont" style:family="text">
      <style:text-properties style:text-position="sub 66.6%"/>
    </style:style>
    <style:style style:name="T327" style:parent-style-name="DefaultParagraphFont" style:family="text">
      <style:text-properties style:text-position="sub 66.6%"/>
    </style:style>
    <style:style style:name="T328" style:parent-style-name="DefaultParagraphFont" style:family="text">
      <style:text-properties style:text-position="sub 66.6%"/>
    </style:style>
    <style:style style:name="T329" style:parent-style-name="DefaultParagraphFont" style:family="text">
      <style:text-properties style:text-position="sub 66.6%"/>
    </style:style>
    <style:style style:name="T330" style:parent-style-name="DefaultParagraphFont" style:family="text">
      <style:text-properties style:text-position="sub 66.6%"/>
    </style:style>
    <style:style style:name="T331" style:parent-style-name="DefaultParagraphFont" style:family="text">
      <style:text-properties style:text-position="sub 66.6%"/>
    </style:style>
    <style:style style:name="T332" style:parent-style-name="DefaultParagraphFont" style:family="text">
      <style:text-properties style:text-position="sub 66.6%"/>
    </style:style>
    <style:style style:name="T333" style:parent-style-name="DefaultParagraphFont" style:family="text">
      <style:text-properties style:text-position="sub 66.6%"/>
    </style:style>
    <style:style style:name="T334" style:parent-style-name="DefaultParagraphFont" style:family="text">
      <style:text-properties style:text-position="sub 66.6%"/>
    </style:style>
    <style:style style:name="T335" style:parent-style-name="DefaultParagraphFont" style:family="text">
      <style:text-properties style:text-position="sub 66.6%"/>
    </style:style>
    <style:style style:name="T336" style:parent-style-name="DefaultParagraphFont" style:family="text">
      <style:text-properties style:text-position="sub 66.6%"/>
    </style:style>
    <style:style style:name="T337" style:parent-style-name="DefaultParagraphFont" style:family="text">
      <style:text-properties style:text-position="sub 66.6%"/>
    </style:style>
    <style:style style:name="T338" style:parent-style-name="DefaultParagraphFont" style:family="text">
      <style:text-properties style:text-position="sub 66.6%"/>
    </style:style>
    <style:style style:name="T339" style:parent-style-name="DefaultParagraphFont" style:family="text">
      <style:text-properties style:text-position="sub 66.6%"/>
    </style:style>
    <style:style style:name="T340" style:parent-style-name="DefaultParagraphFont" style:family="text">
      <style:text-properties style:text-position="sub 66.6%"/>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dash" draw:stroke-dash="a21"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none" draw:stroke="dash" draw:stroke-dash="a23"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389in" svg:stroke-color="#3465a4"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3465a4" draw:marker-end="a11"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dash" draw:stroke-dash="a13" svg:stroke-width="0.01389in" svg:stroke-color="#3465a4" draw:marker-end="a1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dash" draw:stroke-dash="a16" svg:stroke-width="0.01389in" svg:stroke-color="#3465a4" draw:marker-end="a17" svg:stroke-opacity="100%" draw:stroke-linejoin="miter" svg:stroke-linecap="butt"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dash" draw:stroke-dash="a2"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3465a4" draw:marker-end="a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dash" draw:stroke-dash="a6" svg:stroke-width="0.01389in" svg:stroke-color="#3465a4"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CS 429/529</text:p>
      <text:p text:style-name="P2">Introduction to Machine Learning.</text:p>
      <text:p text:style-name="P3">Cenek. Fall 2020</text:p>
      <text:p text:style-name="P4">Week 10 Lab 7 – Probabilistic ML.</text:p>
      <text:p text:style-name="P5"><text:span text:style-name="T6">Due: 11/8/2020 NLT Midnight</text:span></text:p>
      <text:p text:style-name="P7"/>
      <text:p text:style-name="P8">David &amp; Sam</text:p>
      <text:p text:style-name="PreformattedText">NAMES:_____________________________________________________________________________</text:p>
      <text:p text:style-name="PreformattedText"/>
      <text:p text:style-name="Standard">In this lab, you will solve several problems using probabilistic machine learning models.</text:p>
      <text:p text:style-name="Standard"/>
      <text:p text:style-name="Standard">1. Simple statistics using priors and Bayes rule.</text:p>
      <text:p text:style-name="Standard"/>
      <text:p text:style-name="Standard">In the CS department, the ration of students who get internship before graduating and those who don’t is about 62 and 38 percent. As many students in the CS department don’t have a job while they go to school, the number of students who don’t have an internship but have a job is pretty small, only 12 percent. We randomly asked Pluto, a CS student, if he had a job. The answer was no. What is the probability that Pluto has an internship?</text:p>
      <text:p text:style-name="Standard">h<text:span text:style-name="T9">1</text:span><text:s/>= Student has internship</text:p>
      <text:p text:style-name="Standard">h<text:span text:style-name="T10">2</text:span><text:s/>= Student does not have internship</text:p>
      <text:p text:style-name="P11">D = Pluto does not have a job</text:p>
      <text:p text:style-name="Standard"/>
      <text:p text:style-name="Standard">internship yes -&gt; doesn't matter if he has a job or not // 0.62</text:p>
      <text:p text:style-name="Standard">internship no -&gt; 0.38 -&gt; job no -&gt; 0.38 * x = .12</text:p>
      <text:p text:style-name="Standard"><text:tab/><text:tab/><text:tab/><text:s text:c="2"/>job yes -&gt; 0.38 * 0.12</text:p>
      <text:p text:style-name="Standard"/>
      <text:p text:style-name="Standard">no intern, yes job = <text:s/>.38 * P(yes job) = <text:s text:c="2"/>.12 - &gt; p(yes job) = .12/.38 = .32</text:p>
      <text:p text:style-name="Standard">no intern, no job = <text:s/>.38 * p(no job) = .38 * .68 = .26</text:p>
      <text:p text:style-name="Standard">yes intern, yes job = .62 * .32 = .20</text:p>
      <text:p text:style-name="Standard">yes intern, no job = .62 * .68 = .42</text:p>
      <text:p text:style-name="Standard"/>
      <text:p text:style-name="Standard"><text:span text:style-name="T12">P( h</text:span><text:span text:style-name="T13">1<text:s/></text:span><text:span text:style-name="T14">)</text:span><text:s/>= 0.62</text:p>
      <text:p text:style-name="Standard"><text:span text:style-name="T15">P( h</text:span><text:span text:style-name="T16">2<text:s/></text:span><text:span text:style-name="T17">)</text:span><text:s/>= 0.38</text:p>
      <text:p text:style-name="Standard"/>
      <text:p text:style-name="Standard"><text:span text:style-name="T18">P( D | h</text:span><text:span text:style-name="T19">1<text:s/></text:span><text:span text:style-name="T20">)</text:span><text:s/>=<text:s/>1 - .12<text:s/>= .88</text:p>
      <text:p text:style-name="Standard"/>
      <text:p text:style-name="Standard"><text:span text:style-name="T21">P</text:span><text:span text:style-name="T22">( D | h</text:span><text:span text:style-name="T23">2<text:s/></text:span><text:span text:style-name="T24">)</text:span><text:s/>=<text:s/>.12</text:p>
      <text:p text:style-name="Standard"><text:s/></text:p>
      <text:p text:style-name="Standard"/>
      <text:p text:style-name="Standard">P( D ) = P(h1)* P( D | h<text:span text:style-name="T25">1<text:s/></text:span>) + P(h2)* P( D | h<text:span text:style-name="T26">2</text:span>)= .62 *<text:s/>.88<text:s/>+ .38 * (.12) =<text:s/></text:p>
      <text:p text:style-name="Standard"/>
      <text:p text:style-name="Standard">P( h<text:span text:style-name="T27">1<text:s/></text:span>| D) =(.62 / P(D) )* .88 =<text:s/></text:p>
      <text:p text:style-name="Standard"/>
      <text:p text:style-name="Standard"/>
      <text:p text:style-name="Standard">2. Naive Bayes Classifier.</text:p>
      <text:p text:style-name="Standard">The following data was collected about a<text:s/>race car driver Piggie. Piggie’s Performance on the race track was rated as either<text:s/><text:span text:style-name="T28">fast</text:span><text:s/>or<text:s/><text:span text:style-name="T29">slow</text:span><text:s/>based on the different observations. The observations were made over several days and include the status of her race engine: CarEngine being<text:s/><text:span text:style-name="T30">warm</text:span><text:s/>or<text:s/><text:span text:style-name="T31">cold</text:span>, weather he took the race course practice runs: CoursePractice being<text:s/><text:span text:style-name="T32">yes</text:span><text:s/>or<text:s/><text:span text:style-name="T33">no</text:span>, and the current condition of the race track: Condition being<text:s/><text:span text:style-name="T34">dry</text:span><text:s/>or<text:s/><text:span text:style-name="T35">wet</text:span>.</text:p>
      <text:p text:style-name="Standard"/>
      <text:p text:style-name="Standard">Train a simple Naive Bayes Classifier that is trained on the following data and classify an unknown data point. The unknown datapoint are observations made about Piggy and the classification will be if she will be fast or slow on the track.</text:p>
      <text:p text:style-name="Standard"/>
      <text:p text:style-name="Standard">Training Data</text:p>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TableContents">Observation</text:p>
          </table:table-cell>
          <table:table-cell table:style-name="TableCell44">
            <text:p text:style-name="TableContents">CarEngine</text:p>
          </table:table-cell>
          <table:table-cell table:style-name="TableCell45">
            <text:p text:style-name="TableContents">CoursePractice</text:p>
          </table:table-cell>
          <table:table-cell table:style-name="TableCell46">
            <text:p text:style-name="TableContents">Condition</text:p>
          </table:table-cell>
          <table:table-cell table:style-name="TableCell47">
            <text:p text:style-name="TableContents">Performance</text:p>
          </table:table-cell>
        </table:table-row>
        <table:table-row table:style-name="TableRow48">
          <table:table-cell table:style-name="TableCell49">
            <text:p text:style-name="TableContents">1</text:p>
          </table:table-cell>
          <table:table-cell table:style-name="TableCell50">
            <text:p text:style-name="TableContents">Cold</text:p>
          </table:table-cell>
          <table:table-cell table:style-name="TableCell51">
            <text:p text:style-name="TableContents">Yes</text:p>
          </table:table-cell>
          <table:table-cell table:style-name="TableCell52">
            <text:p text:style-name="TableContents">Wet</text:p>
          </table:table-cell>
          <table:table-cell table:style-name="TableCell53">
            <text:p text:style-name="TableContents">Slow</text:p>
          </table:table-cell>
        </table:table-row>
        <table:table-row table:style-name="TableRow54">
          <table:table-cell table:style-name="TableCell55">
            <text:p text:style-name="TableContents">2</text:p>
          </table:table-cell>
          <table:table-cell table:style-name="TableCell56">
            <text:p text:style-name="TableContents">Warm</text:p>
          </table:table-cell>
          <table:table-cell table:style-name="TableCell57">
            <text:p text:style-name="TableContents">Yes</text:p>
          </table:table-cell>
          <table:table-cell table:style-name="TableCell58">
            <text:p text:style-name="TableContents">Dry</text:p>
          </table:table-cell>
          <table:table-cell table:style-name="TableCell59">
            <text:p text:style-name="TableContents">Fast</text:p>
          </table:table-cell>
        </table:table-row>
        <table:table-row table:style-name="TableRow60">
          <table:table-cell table:style-name="TableCell61">
            <text:p text:style-name="TableContents">3</text:p>
          </table:table-cell>
          <table:table-cell table:style-name="TableCell62">
            <text:p text:style-name="TableContents">Warm</text:p>
          </table:table-cell>
          <table:table-cell table:style-name="TableCell63">
            <text:p text:style-name="TableContents">No</text:p>
          </table:table-cell>
          <table:table-cell table:style-name="TableCell64">
            <text:p text:style-name="TableContents">Dry</text:p>
          </table:table-cell>
          <table:table-cell table:style-name="TableCell65">
            <text:p text:style-name="TableContents">Fast</text:p>
          </table:table-cell>
        </table:table-row>
        <table:table-row table:style-name="TableRow66">
          <table:table-cell table:style-name="TableCell67">
            <text:p text:style-name="TableContents">4</text:p>
          </table:table-cell>
          <table:table-cell table:style-name="TableCell68">
            <text:p text:style-name="TableContents">Warm</text:p>
          </table:table-cell>
          <table:table-cell table:style-name="TableCell69">
            <text:p text:style-name="TableContents">Yes</text:p>
          </table:table-cell>
          <table:table-cell table:style-name="TableCell70">
            <text:p text:style-name="TableContents">Dry</text:p>
          </table:table-cell>
          <table:table-cell table:style-name="TableCell71">
            <text:p text:style-name="TableContents">Fast</text:p>
          </table:table-cell>
        </table:table-row>
        <table:table-row table:style-name="TableRow72">
          <table:table-cell table:style-name="TableCell73">
            <text:p text:style-name="TableContents">5</text:p>
          </table:table-cell>
          <table:table-cell table:style-name="TableCell74">
            <text:p text:style-name="TableContents">Warm</text:p>
          </table:table-cell>
          <table:table-cell table:style-name="TableCell75">
            <text:p text:style-name="TableContents">No</text:p>
          </table:table-cell>
          <table:table-cell table:style-name="TableCell76">
            <text:p text:style-name="TableContents">Dry</text:p>
          </table:table-cell>
          <table:table-cell table:style-name="TableCell77">
            <text:p text:style-name="TableContents">Fast</text:p>
          </table:table-cell>
        </table:table-row>
        <table:table-row table:style-name="TableRow78">
          <table:table-cell table:style-name="TableCell79">
            <text:p text:style-name="TableContents">6</text:p>
          </table:table-cell>
          <table:table-cell table:style-name="TableCell80">
            <text:p text:style-name="TableContents">Cold</text:p>
          </table:table-cell>
          <table:table-cell table:style-name="TableCell81">
            <text:p text:style-name="TableContents">No</text:p>
          </table:table-cell>
          <table:table-cell table:style-name="TableCell82">
            <text:p text:style-name="TableContents">Wet</text:p>
          </table:table-cell>
          <table:table-cell table:style-name="TableCell83">
            <text:p text:style-name="TableContents">Slow</text:p>
          </table:table-cell>
        </table:table-row>
      </table:table>
      <text:p text:style-name="Standard"><text:s text:c="2"/></text:p>
      <text:p text:style-name="Standard">The following observations was made, what will be Piggie’s performance?</text:p>
      <text:p text:style-name="Standard"/>
      <text:p text:style-name="Standard"/>
      <table:table table:style-name="Table84">
        <table:table-columns>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TableContents">X1</text:p>
          </table:table-cell>
          <table:table-cell table:style-name="TableCell92">
            <text:p text:style-name="TableContents">Warm</text:p>
          </table:table-cell>
          <table:table-cell table:style-name="TableCell93">
            <text:p text:style-name="TableContents">Yes</text:p>
          </table:table-cell>
          <table:table-cell table:style-name="TableCell94">
            <text:p text:style-name="TableContents">Wet</text:p>
          </table:table-cell>
          <table:table-cell table:style-name="TableCell95">
            <text:p text:style-name="TableContents"><text:span text:style-name="T96">fast</text:span></text:p>
          </table:table-cell>
        </table:table-row>
        <table:table-row table:style-name="TableRow97">
          <table:table-cell table:style-name="TableCell98">
            <text:p text:style-name="TableContents">X2</text:p>
          </table:table-cell>
          <table:table-cell table:style-name="TableCell99">
            <text:p text:style-name="TableContents">Cold</text:p>
          </table:table-cell>
          <table:table-cell table:style-name="TableCell100">
            <text:p text:style-name="TableContents">No</text:p>
          </table:table-cell>
          <table:table-cell table:style-name="TableCell101">
            <text:p text:style-name="TableContents">Wet</text:p>
          </table:table-cell>
          <table:table-cell table:style-name="TableCell102">
            <text:p text:style-name="TableContents"><text:span text:style-name="T103">slow</text:span></text:p>
          </table:table-cell>
        </table:table-row>
      </table:table>
      <text:p text:style-name="Standard"/>
      <text:p text:style-name="Standard">Please show your intermediate calculations you had to<text:s/>do to calculate the classification of the X1 and X2 datapoints. Please clearly label your calculations such as P(CarEngine = cold | fast) = ...</text:p>
      <text:p text:style-name="Standard"/>
      <text:p text:style-name="Standard">P(CE = Cold | P = Fast) = 0/4 = 0 -&gt; 0.001</text:p>
      <text:p text:style-name="Standard">P(CE = Warm | P = Fast) = 4/4 = 1</text:p>
      <text:p text:style-name="Standard"/>
      <text:p text:style-name="Standard">P(CE = Cold | P = Slow) = 2/2 = 1</text:p>
      <text:p text:style-name="Standard">P(CE = Warm | P = Slow) = 0/2 = 0 -&gt; 0.001</text:p>
      <text:p text:style-name="Standard"/>
      <text:p text:style-name="Standard">P(CP = Yes | P = Fast) = 2/4 = .5</text:p>
      <text:p text:style-name="Standard">P(CP = No | P = Fast) = 2/4 = .5</text:p>
      <text:p text:style-name="Standard"/>
      <text:p text:style-name="Standard">P(CP = Yes | P = Slow) = 1/2 = .5</text:p>
      <text:p text:style-name="Standard">P(CP = No | P = Slow) = 1/2 = .5</text:p>
      <text:p text:style-name="Standard"/>
      <text:p text:style-name="Standard">P(C = Wet | P = Fast) = 0/4 = .0 -&gt; 0.001</text:p>
      <text:p text:style-name="Standard">P(C = Dry | P = Fast) = 4/4 = 1</text:p>
      <text:p text:style-name="Standard"/>
      <text:p text:style-name="Standard">P(C = Wet | P = Slow) = 2/2 = 1</text:p>
      <text:p text:style-name="Standard">P(C = Dry | P = Slow) = 0/2 = 0 -&gt; 0.001</text:p>
      <text:p text:style-name="Standard"/>
      <text:p text:style-name="Standard">------</text:p>
      <text:p text:style-name="Standard"/>
      <text:p text:style-name="Standard">P(X1 = fast) = P(p=fast | CE = warm, CP = yes, <text:s/>C = wet) = 4/6 * (1 * .5 * <text:s/>0.001) = 3.33333333×10−4</text:p>
      <text:soft-page-break/>
      <text:p text:style-name="Standard">P(X1 = slow) = P(p=slow | CE = warm, CP = yes, <text:s/>C = wet) = 2/6 * ( 0.001<text:s/>* .5 * 1) = 1.66666667×10^−4</text:p>
      <text:p text:style-name="Standard"/>
      <text:p text:style-name="Standard">P(X2 = fast) = P(p=fast | CE = cold, CP = no, <text:s/>C = w) = 4/6 * <text:s/>0.001 * .5 * 0.001 = 3.33333333 x 10^-7</text:p>
      <text:p text:style-name="Standard">P(X2 = slow) = P(p=slow | CE = cold, CP = no, <text:s/>C = w) = 2/6 * 1 * ½ * 1 = .16</text:p>
      <text:p text:style-name="Standard"/>
      <text:p text:style-name="Standard">Please don’t forget to write your answers into the table 2 as either Slow or Fast.</text:p>
      <text:p text:style-name="Standard"/>
      <text:p text:style-name="Standard">3. Gaussian Naive Classifier.</text:p>
      <text:p text:style-name="Standard">Dealing with categorical data in question 1 was pretty easy, but we did not want limit ourselves to binary observations. We asked the race track staff to record accurate data about the<text:s/>observations and use a ternary performance label: fast, slow and medium.</text:p>
      <text:p text:style-name="Standard">The following is information about Goofy’s observation and performance. Notice that the observed data in each column was normalized to 0-1 range:</text:p>
      <text:p text:style-name="Standard"/>
      <text:p text:style-name="Standard">Training Data</text:p>
      <table:table table:style-name="Table104">
        <table:table-columns>
          <table:table-column table:style-name="TableColumn105"/>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ext:p text:style-name="TableContents">Observation</text:p>
          </table:table-cell>
          <table:table-cell table:style-name="TableCell112">
            <text:p text:style-name="TableContents">f1=CarEngine(temp)</text:p>
          </table:table-cell>
          <table:table-cell table:style-name="TableCell113">
            <text:p text:style-name="TableContents">f2=CoursePractice(time)</text:p>
          </table:table-cell>
          <table:table-cell table:style-name="TableCell114">
            <text:p text:style-name="TableContents">f3=Condition(%)</text:p>
          </table:table-cell>
          <table:table-cell table:style-name="TableCell115">
            <text:p text:style-name="TableContents">R=Performance</text:p>
          </table:table-cell>
        </table:table-row>
        <table:table-row table:style-name="TableRow116">
          <table:table-cell table:style-name="TableCell117">
            <text:p text:style-name="TableContents">1</text:p>
          </table:table-cell>
          <table:table-cell table:style-name="TableCell118">
            <text:p text:style-name="TableContents">.3</text:p>
          </table:table-cell>
          <table:table-cell table:style-name="TableCell119">
            <text:p text:style-name="TableContents">.6</text:p>
          </table:table-cell>
          <table:table-cell table:style-name="TableCell120">
            <text:p text:style-name="TableContents">.2</text:p>
          </table:table-cell>
          <table:table-cell table:style-name="TableCell121">
            <text:p text:style-name="TableContents">Slow</text:p>
          </table:table-cell>
        </table:table-row>
        <table:table-row table:style-name="TableRow122">
          <table:table-cell table:style-name="TableCell123">
            <text:p text:style-name="TableContents">2</text:p>
          </table:table-cell>
          <table:table-cell table:style-name="TableCell124">
            <text:p text:style-name="TableContents">.2</text:p>
          </table:table-cell>
          <table:table-cell table:style-name="TableCell125">
            <text:p text:style-name="TableContents">.4</text:p>
          </table:table-cell>
          <table:table-cell table:style-name="TableCell126">
            <text:p text:style-name="TableContents">.4</text:p>
          </table:table-cell>
          <table:table-cell table:style-name="TableCell127">
            <text:p text:style-name="TableContents">Fast</text:p>
          </table:table-cell>
        </table:table-row>
        <table:table-row table:style-name="TableRow128">
          <table:table-cell table:style-name="TableCell129">
            <text:p text:style-name="TableContents">3</text:p>
          </table:table-cell>
          <table:table-cell table:style-name="TableCell130">
            <text:p text:style-name="TableContents">.4</text:p>
          </table:table-cell>
          <table:table-cell table:style-name="TableCell131">
            <text:p text:style-name="TableContents">.9</text:p>
          </table:table-cell>
          <table:table-cell table:style-name="TableCell132">
            <text:p text:style-name="TableContents">.6</text:p>
          </table:table-cell>
          <table:table-cell table:style-name="TableCell133">
            <text:p text:style-name="TableContents">Medium</text:p>
          </table:table-cell>
        </table:table-row>
        <table:table-row table:style-name="TableRow134">
          <table:table-cell table:style-name="TableCell135">
            <text:p text:style-name="TableContents">4</text:p>
          </table:table-cell>
          <table:table-cell table:style-name="TableCell136">
            <text:p text:style-name="TableContents">.2</text:p>
          </table:table-cell>
          <table:table-cell table:style-name="TableCell137">
            <text:p text:style-name="TableContents">.8</text:p>
          </table:table-cell>
          <table:table-cell table:style-name="TableCell138">
            <text:p text:style-name="TableContents">.9</text:p>
          </table:table-cell>
          <table:table-cell table:style-name="TableCell139">
            <text:p text:style-name="TableContents">Medium</text:p>
          </table:table-cell>
        </table:table-row>
        <table:table-row table:style-name="TableRow140">
          <table:table-cell table:style-name="TableCell141">
            <text:p text:style-name="TableContents">5</text:p>
          </table:table-cell>
          <table:table-cell table:style-name="TableCell142">
            <text:p text:style-name="TableContents">.9</text:p>
          </table:table-cell>
          <table:table-cell table:style-name="TableCell143">
            <text:p text:style-name="TableContents">.4</text:p>
          </table:table-cell>
          <table:table-cell table:style-name="TableCell144">
            <text:p text:style-name="TableContents">.8</text:p>
          </table:table-cell>
          <table:table-cell table:style-name="TableCell145">
            <text:p text:style-name="TableContents">Fast</text:p>
          </table:table-cell>
        </table:table-row>
        <table:table-row table:style-name="TableRow146">
          <table:table-cell table:style-name="TableCell147">
            <text:p text:style-name="TableContents">6</text:p>
          </table:table-cell>
          <table:table-cell table:style-name="TableCell148">
            <text:p text:style-name="TableContents">.4</text:p>
          </table:table-cell>
          <table:table-cell table:style-name="TableCell149">
            <text:p text:style-name="TableContents">.1</text:p>
          </table:table-cell>
          <table:table-cell table:style-name="TableCell150">
            <text:p text:style-name="TableContents">.7</text:p>
          </table:table-cell>
          <table:table-cell table:style-name="TableCell151">
            <text:p text:style-name="TableContents">Slow</text:p>
          </table:table-cell>
        </table:table-row>
      </table:table>
      <text:p text:style-name="Standard">a.)</text:p>
      <text:p text:style-name="Standard">Train a Gaussian Bayes Classifier on the above data and calculate the μ σ<text:s/>Gaussian parameters for all three performance labels (Fast, Medium, Slow). Also calculate the probability of each performance label occurring in the data. You should have calculated values for the following parameters: μ<text:span text:style-name="T152">f1, fast</text:span>, σ<text:span text:style-name="T153">f1, fast</text:span>, μ<text:span text:style-name="T154">f1, medium</text:span>, σ<text:span text:style-name="T155">f</text:span><text:span text:style-name="T156">1, medium</text:span>, μ<text:span text:style-name="T157">f1, slow</text:span>, σ<text:span text:style-name="T158">f1, slow</text:span>, μ<text:span text:style-name="T159">f2, fast</text:span>, σ<text:span text:style-name="T160">f2, fast</text:span>, μ<text:span text:style-name="T161">f2, medium</text:span>, σ<text:span text:style-name="T162">f2, medium</text:span>, μ<text:span text:style-name="T163">f2, slow</text:span>, σ<text:span text:style-name="T164">f2, slow</text:span>, μ<text:span text:style-name="T165">f3, fast</text:span>, σ<text:span text:style-name="T166">f3, fast</text:span>, μ<text:span text:style-name="T167">f3, medium</text:span>, σ<text:span text:style-name="T168">f3, medium</text:span>, μ<text:span text:style-name="T169">f3, slow</text:span>, σ<text:span text:style-name="T170">f3, slow</text:span>, P(R=slow), P(R=medium), P(R=slow). <text:s/></text:p>
      <text:p text:style-name="Standard">Please show your work.</text:p>
      <text:list text:style-name="LFO1" text:continue-numbering="true">
        <text:list-item>
          <text:p text:style-name="P171">μ<text:span text:style-name="T172">f1, fast =<text:s/></text:span>.2 + .9 / 2<text:s/>= .55</text:p>
        </text:list-item>
        <text:list-item>
          <text:p text:style-name="P173">σ<text:span text:style-name="T174">f1, fast<text:s/></text:span>= .35</text:p>
        </text:list-item>
        <text:list-item>
          <text:p text:style-name="P175">μ<text:span text:style-name="T176">f1, medium</text:span><text:s/>= .4 + . 2 / 2 = .3</text:p>
        </text:list-item>
        <text:list-item>
          <text:p text:style-name="P177">σ<text:span text:style-name="T178">f1, medium</text:span><text:s/>= 0.1</text:p>
        </text:list-item>
        <text:list-item>
          <text:p text:style-name="P179"><text:s/>μ<text:span text:style-name="T180">f1, slow<text:s/></text:span>= .3 + .4 / 2 = .35</text:p>
        </text:list-item>
        <text:list-item>
          <text:p text:style-name="P181">σ<text:span text:style-name="T182">f1, slow</text:span><text:s/>= 0.05</text:p>
        </text:list-item>
        <text:list-item>
          <text:p text:style-name="P183">μ<text:span text:style-name="T184">f2, fast</text:span><text:s text:c="2"/>= .4</text:p>
        </text:list-item>
        <text:list-item>
          <text:p text:style-name="P185">σ<text:span text:style-name="T186">f2, fast</text:span><text:s/>= 0</text:p>
        </text:list-item>
        <text:list-item>
          <text:p text:style-name="P187">μ<text:span text:style-name="T188">f2, medium <text:s/></text:span>= .9 + .8 / 2 = .85</text:p>
        </text:list-item>
        <text:list-item>
          <text:p text:style-name="P189">σ<text:span text:style-name="T190">f2, medium<text:s/></text:span>= 0.05</text:p>
        </text:list-item>
        <text:list-item>
          <text:p text:style-name="P191">μ<text:span text:style-name="T192">f2, slow</text:span><text:s text:c="2"/>= .35</text:p>
        </text:list-item>
        <text:list-item>
          <text:p text:style-name="P193">σ<text:span text:style-name="T194">f2, slow</text:span><text:s/>= 0.25</text:p>
        </text:list-item>
        <text:list-item>
          <text:p text:style-name="P195">μ<text:span text:style-name="T196">f3, fast</text:span><text:s text:c="2"/>= .6</text:p>
        </text:list-item>
        <text:list-item>
          <text:p text:style-name="P197">σ<text:span text:style-name="T198">f3, fast</text:span><text:s/>= 0.2</text:p>
        </text:list-item>
        <text:list-item>
          <text:p text:style-name="P199">μ<text:span text:style-name="T200">f3, medium <text:s/></text:span>= 0.75</text:p>
        </text:list-item>
        <text:list-item>
          <text:p text:style-name="P201">σ<text:span text:style-name="T202">f3, medium</text:span><text:s/>= 0.15</text:p>
        </text:list-item>
        <text:list-item>
          <text:p text:style-name="P203">μ<text:span text:style-name="T204">f3, slow <text:s/></text:span>= 0.45</text:p>
        </text:list-item>
        <text:list-item>
          <text:p text:style-name="P205">σ<text:span text:style-name="T206">f3, slow. <text:s/></text:span>= 0.35</text:p>
        </text:list-item>
        <text:list-item>
          <text:p text:style-name="P207">P(R=slow) = 1/3</text:p>
        </text:list-item>
        <text:list-item>
          <text:p text:style-name="P208">P(R=medium) = 1/3</text:p>
        </text:list-item>
        <text:list-item>
          <text:p text:style-name="P209">P(R=fast) = 1/3</text:p>
        </text:list-item>
      </text:list>
      <text:p text:style-name="Standard"/>
      <text:p text:style-name="Standard">b.) A new data of Goofy’s performance came in. What should be his performance on the track? Calculate the probability each label being assigned to the unknown measurements X1 and X2</text:p>
      <text:p text:style-name="Standard"/>
      <table:table table:style-name="Table210">
        <table:table-columns>
          <table:table-column table:style-name="TableColumn211"/>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TableContents">X1</text:p>
          </table:table-cell>
          <table:table-cell table:style-name="TableCell218">
            <text:p text:style-name="TableContents">.2</text:p>
          </table:table-cell>
          <table:table-cell table:style-name="TableCell219">
            <text:p text:style-name="TableContents">.9</text:p>
          </table:table-cell>
          <table:table-cell table:style-name="TableCell220">
            <text:p text:style-name="TableContents">.9</text:p>
          </table:table-cell>
          <table:table-cell table:style-name="TableCell221">
            <text:p text:style-name="TableContents"><text:span text:style-name="T222">medium</text:span></text:p>
          </table:table-cell>
        </table:table-row>
        <table:table-row table:style-name="TableRow223">
          <table:table-cell table:style-name="TableCell224">
            <text:p text:style-name="TableContents">X2</text:p>
          </table:table-cell>
          <table:table-cell table:style-name="TableCell225">
            <text:p text:style-name="TableContents">.3</text:p>
          </table:table-cell>
          <table:table-cell table:style-name="TableCell226">
            <text:p text:style-name="TableContents">.1</text:p>
          </table:table-cell>
          <table:table-cell table:style-name="TableCell227">
            <text:p text:style-name="TableContents">.2</text:p>
          </table:table-cell>
          <table:table-cell table:style-name="TableCell228">
            <text:p text:style-name="TableContents"><text:span text:style-name="T229">slow</text:span></text:p>
          </table:table-cell>
        </table:table-row>
      </table:table>
      <text:p text:style-name="Standard">1 / sqrt(2pi*sigma) * e ^ ( (x1param – mu)^2 / (2 * sigma^2) )</text:p>
      <text:p text:style-name="Standard"/>
      <text:p text:style-name="Standard"><text:span text:style-name="T230">X1:</text:span></text:p>
      <text:p text:style-name="P231">P(f1 | fast) = 1 / (sqrt(2pi)*0.35) * e ^ ( (.2 – .55)^2 / (2 * 0.35^2) ) =<text:s/>0.69134493</text:p>
      <text:p text:style-name="Standard">P(f2 | fast) = 1 / (sqrt(2pi)*0) * e ^ ( (.9 – .4)^2 / (2 * 0^2) ) = undefined -&gt; 0.001</text:p>
      <text:p text:style-name="Standard">P(f3 | fast) = 1 / (sqrt(2pi)*0.2) * e ^ ( (.9 – .6)^2 / (2 * 0.2^2) ) = 0.64758798</text:p>
      <text:p text:style-name="Standard"/>
      <text:p text:style-name="P232">P(f1 | medium) = 1 / (sqrt(2pi)*0.1) * e ^ ( (.2 – .3)^2 / (2 * 0.1^2) )<text:s/>= 2.41970725</text:p>
      <text:p text:style-name="Standard">P(f2 | medium) = 1 / (sqrt(2pi)*0.05) * e ^ ( (.9 – .85)^2 / (2 * 0.5^2) ) = 4.83941449</text:p>
      <text:p text:style-name="Standard">P(f3 | medium) = 1 / (sqrt(2pi)*0.15) * e ^ ( (.9 – .75)^2 / (2 * 0.15^2) ) = 1.61313816</text:p>
      <text:p text:style-name="Standard"/>
      <text:p text:style-name="P233">P(f1 | slow) = 1 / (sqrt(2pi)*0.05) * e ^ ( (.2 – .35)^2 / (2 *<text:s/>0.05^2) ) = 0.08863697</text:p>
      <text:p text:style-name="P234">P(f2 | slow) = 1 / (sqrt(2pi)*0.25) * e ^ ( (.9 – .35)^2 / (2 * 0.25^2) ) = 0.14189837</text:p>
      <text:p text:style-name="Standard">P(f3 | slow) = 1 / (sqrt(2pi)*0.35) * e ^ ( (.9 – .45)^2 / (2 * 0.35^2) ) = 0.49875164</text:p>
      <text:p text:style-name="Standard"/>
      <text:p text:style-name="Standard">Product of all probs that are fast = P(fast) * P(f1 |<text:s/>fast) <text:s/>* P(f2 | fast) <text:s/>* P(f3 | fast) = 1/3 * 0.69134493 * 0.001 * 0.64758798 = 1.49235556×10−4</text:p>
      <text:p text:style-name="Standard">Product of all probs that are medium = P(medium) * P(f1 | m) <text:s/>* P(f2 | m) <text:s/>* P(f3 | m) = 1/3 * 2.41970725 * 4.83941449 * 1.61313816 = 6.296597845</text:p>
      <text:p text:style-name="Standard">Product of all<text:s/>probs that are slow = P(slow) * P(f1 | s) <text:s/>* P(f2 | s) <text:s/>* P(f3 | s) = 1/3 * 0.08863697* 0.14189837 * 0.49875164= 0.002091006536</text:p>
      <text:p text:style-name="Standard"/>
      <text:p text:style-name="Standard"><text:span text:style-name="T235">X2:</text:span></text:p>
      <text:p text:style-name="P236">P(f1 | fast) = 1 / (sqrt(2pi)*0.35) * e ^ ( (.3 – .55)^2 / (2 * 0.35^2) ) = 1.13983509</text:p>
      <text:p text:style-name="Standard">P(f2 | fast) = 1 / (sqrt(2pi)*0) *<text:s/>e ^ ( (.1 – .4)^2 / (2 * 0^2) ) = undefined -&gt; 0.001</text:p>
      <text:p text:style-name="Standard">P(f3 | fast) = 1 / (sqrt(2pi)*0.2) * e ^ ( (.2 – .6)^2 / (2 * 0.2^2) ) = 0.26995483</text:p>
      <text:p text:style-name="Standard"/>
      <text:p text:style-name="P237">P(f1 | medium) = 1 / (sqrt(2pi)*0.1) * e ^ ( (.3 – .3)^2 / (2 * 0.1^2) ) = 3.98942280</text:p>
      <text:p text:style-name="Standard">P(f2 | medium) = 1 / (sqrt(2pi)*0.05) * e ^ ( (.1 – .85)^2 / (2 * 0.5^2) ) = 0 -&gt; 0.001</text:p>
      <text:p text:style-name="Standard">P(f3 | medium) = 1 / (sqrt(2pi)*0.15) * e ^ ( (.2 – .75)^2 / (2 * 0.15^2) ) = 0.00320180</text:p>
      <text:p text:style-name="Standard"/>
      <text:p text:style-name="P238">P(f1 | slow) = 1 / (sqrt(2pi)*0.05) * e ^ ( (.3 – .35)^2 / (2 * 0.05^2) ) = 4.83941449</text:p>
      <text:p text:style-name="P239">P(f2 | slow) = 1 / (sqrt(2pi)*0.25) * e ^ ( (.1 – .35)^2 / (2 * 0.25^2) ) = 0.96788290</text:p>
      <text:p text:style-name="Standard">P(f3 | slow) = 1 / (sqrt(2pi)*0.35) * e ^ ( (.2 – .45)^2 / (2 * 0.35^2) ) = 0.88318689</text:p>
      <text:p text:style-name="Standard"/>
      <text:soft-page-break/>
      <text:p text:style-name="Standard">Product of all probs that are fast = P(fast) * P(f1 | fast) <text:s/>* P(f2 | fast) <text:s/>* P(f3 | fast) = 1/3 * 1.13983509 * 0.001 * 0.26995483 = 1.02567996×10−4</text:p>
      <text:p text:style-name="Standard">Product of all probs that are medium = P(medium) * P(f1 | m) <text:s/>* P(f2 | m) <text:s/>* P(f3 | m) = 1/3 * 3.98942280 * 0.001* 0.00320180= 4.25777797×10−6</text:p>
      <text:p text:style-name="Standard">Product of all probs that are slow = P(slow) * P(f1 | s) <text:s/>* P(f2 |<text:s/>s) <text:s/>* P(f3 | s) = 1/3 * 4.83941449* 0.96788290* 0.88318689= 1.378945166</text:p>
      <text:p text:style-name="Standard"/>
      <text:p text:style-name="Standard"/>
      <text:p text:style-name="P240">i. Now, use the model you trained in the above step. First, calculate the Probability Distribution Function (PDF) value for each of the measurement in each datapoint X1 and X2 above<text:s/>for each performance label. For the X1 point, you should end up with calculated values for each of the PDF(f1=.2|R=fast), PDF(f1=.2|R=slow), PDF(f1=.2|R=medium), PDF(f2=.9|R=fast), PDF(f2=.9|R=slow), PDF(f2=.9|R=medium), P(f3=.9|R=fast), PDF(f3=.9|R=slow),<text:s/>PDF(f3=.9|R=medium). (repeat the same for the point X2). Please show your work.</text:p>
      <text:p text:style-name="Standard"/>
      <text:p text:style-name="Standard"/>
      <text:p text:style-name="P241">ii. The final step is to combine the individual PDFs for each label, weight them with the relevant label probability and calculate the probability of each data point<text:s/>having each label. You should end up with values for each datapoint. For X1, you should have P(R=fast|X1), P(R=medium|X1), P(R=slow|X1) (repeat the process for the point X2). Circle the largest probability – that’s the label assigned to the datapoint. Don’t forget to write in your answer to the above table 2.</text:p>
      <text:p text:style-name="P242">Please show your work.</text:p>
      <text:p text:style-name="P243"/>
      <text:p text:style-name="P244"/>
      <text:p text:style-name="Standard">4. Hidden Markov Models.</text:p>
      <text:p text:style-name="Standard">Let’s simplify one of the lecture examples of a Mars Rover and build a hidden Markov model that will detect if the UPRover is moving or not. The UPRover, has only two sensors (S) one on each side of its body. Please note that the sensors might not be reporting correctly and the sensor value reported is the raw voltage not velocity. The UPRover is autonomous and does not have a camera, so there is no way<text:s/>to manually check if the rover is moving or not.</text:p>
      <text:p text:style-name="Standard"/>
      <text:p text:style-name="Standard">Before we let the rover roam, we collected some basic statistics.</text:p>
      <text:p text:style-name="Standard">P(A= <text:s text:c="2"/>moving) = 0.95</text:p>
      <text:p text:style-name="Standard">P(A=¬ moving) = 0.05</text:p>
      <text:p text:style-name="Standard"/>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p text:style-name="TableContents">Transitions</text:p>
          </table:table-cell>
          <table:table-cell table:style-name="TableCell251">
            <text:p text:style-name="Standard">P(A= <text:s text:c="2"/>moving)</text:p>
          </table:table-cell>
          <table:table-cell table:style-name="TableCell252">
            <text:p text:style-name="Standard">P(A=¬ moving)</text:p>
          </table:table-cell>
        </table:table-row>
        <table:table-row table:style-name="TableRow253">
          <table:table-cell table:style-name="TableCell254">
            <text:p text:style-name="Standard">P(A= <text:s text:c="2"/>moving)</text:p>
          </table:table-cell>
          <table:table-cell table:style-name="TableCell255">
            <text:p text:style-name="TableContents">0.92</text:p>
          </table:table-cell>
          <table:table-cell table:style-name="TableCell256">
            <text:p text:style-name="TableContents">0.34</text:p>
          </table:table-cell>
        </table:table-row>
        <table:table-row table:style-name="TableRow257">
          <table:table-cell table:style-name="TableCell258">
            <text:p text:style-name="Standard">P(A=¬ moving)</text:p>
          </table:table-cell>
          <table:table-cell table:style-name="TableCell259">
            <text:p text:style-name="TableContents">0.08</text:p>
          </table:table-cell>
          <table:table-cell table:style-name="TableCell260">
            <text:p text:style-name="TableContents">0.66</text:p>
          </table:table-cell>
        </table:table-row>
      </table:table>
      <text:p text:style-name="Standard"/>
      <text:p text:style-name="Standard">Measured observations about the two on-board sensors P(X|S):</text:p>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TableContents">Observations</text:p>
          </table:table-cell>
          <table:table-cell table:style-name="TableCell267">
            <text:p text:style-name="TableContents">S1</text:p>
          </table:table-cell>
          <table:table-cell table:style-name="TableCell268">
            <text:p text:style-name="TableContents">S2</text:p>
          </table:table-cell>
        </table:table-row>
        <table:table-row table:style-name="TableRow269">
          <table:table-cell table:style-name="TableCell270">
            <text:p text:style-name="Standard">A= <text:s text:c="2"/>moving</text:p>
          </table:table-cell>
          <table:table-cell table:style-name="TableCell271">
            <text:p text:style-name="TableContents">0.69</text:p>
          </table:table-cell>
          <table:table-cell table:style-name="TableCell272">
            <text:p text:style-name="TableContents">0.73</text:p>
          </table:table-cell>
        </table:table-row>
        <table:table-row table:style-name="TableRow273">
          <table:table-cell table:style-name="TableCell274">
            <text:p text:style-name="Standard">A=¬ moving</text:p>
          </table:table-cell>
          <table:table-cell table:style-name="TableCell275">
            <text:p text:style-name="TableContents">0.22</text:p>
          </table:table-cell>
          <table:table-cell table:style-name="TableCell276">
            <text:p text:style-name="TableContents">0.18</text:p>
          </table:table-cell>
        </table:table-row>
      </table:table>
      <text:p text:style-name="Standard"/>
      <text:p text:style-name="Standard">The above scenario can be described as a following Hidden Markov Model:</text:p>
      <text:soft-page-break/>
      <text:p text:style-name="Standard"><draw:custom-shape svg:x="0.1126in" svg:y="0.1646in" svg:width="0.325in" svg:height="0.325in" draw:z-index="251658240" draw:id="id0" draw:style-name="a0" draw:name="Shape1" text:anchor-type="paragraph"><svg:title/><svg:desc/><text:p text:style-name="Normal">A<text:span text:style-name="T277">t0</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1189in" svg:y="0.1646in" svg:width="0.325in" svg:height="0.325in" draw:z-index="251659264" draw:id="id1" draw:style-name="a1" draw:name="Shape1" text:anchor-type="paragraph"><svg:title/><svg:desc/><text:p text:style-name="Normal">A<text:span text:style-name="T278">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1571in" svg:y="0.1646in" svg:width="0.325in" svg:height="0.325in" draw:z-index="2" draw:id="id2" draw:style-name="a3" draw:name="Shape1" text:anchor-type="paragraph"><svg:title/><svg:desc/><text:p text:style-name="Normal">A<text:span text:style-name="T279">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draw:connector draw:type="line" svg:x1="0.4382in" svg:y1="0.1457in" svg:x2="1.12987in" svg:y2="0.1457in" draw:z-index="5" draw:id="id3" draw:style-name="a5" draw:name="Shape2" text:anchor-type="paragraph"><svg:title/><svg:desc/></draw:connector><draw:connector draw:type="line" svg:x1="1.4445in" svg:y1="0.128in" svg:x2="2.157in" svg:y2="0.12939in" draw:z-index="12" draw:id="id4" draw:style-name="a8" draw:name="Shape2" text:anchor-type="paragraph"><svg:title/><svg:desc/></draw:connector></text:p>
      <text:p text:style-name="Standard"><draw:connector draw:type="line" svg:x1="1.27074in" svg:y1="0.1071in" svg:x2="1.1256in" svg:y2="0.41335in" draw:z-index="6" draw:id="id5" draw:style-name="a10" draw:name="Shape3" text:anchor-type="paragraph"><svg:title/><svg:desc/></draw:connector><draw:connector draw:type="line" svg:x1="1.2925in" svg:y1="0.1071in" svg:x2="1.47514in" svg:y2="0.41335in" draw:z-index="7" draw:id="id6" draw:style-name="a12" draw:name="Shape4" text:anchor-type="paragraph"><svg:title/><svg:desc/></draw:connector><draw:connector draw:type="line" svg:x1="2.30224in" svg:y1="0.1071in" svg:x2="2.1571in" svg:y2="0.41335in" draw:z-index="10" draw:id="id7" draw:style-name="a15" draw:name="Shape3" text:anchor-type="paragraph"><svg:title/><svg:desc/></draw:connector><draw:connector draw:type="line" svg:x1="2.3236in" svg:y1="0.1071in" svg:x2="2.50624in" svg:y2="0.41335in" draw:z-index="11" draw:id="id8" draw:style-name="a18" draw:name="Shape4" text:anchor-type="paragraph"><svg:title/><svg:desc/></draw:connector></text:p>
      <text:p text:style-name="Standard"/>
      <text:p text:style-name="Standard"><draw:custom-shape svg:x="0.9362in" svg:y="0.0307in" svg:width="0.325in" svg:height="0.325in" draw:z-index="3" draw:id="id9" draw:style-name="a19" draw:name="Shape1" text:anchor-type="paragraph"><svg:title/><svg:desc/><text:p text:style-name="Normal">S1<text:span text:style-name="T280">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3728in" svg:y="0.0307in" svg:width="0.325in" svg:height="0.325in" draw:z-index="4" draw:id="id10" draw:style-name="a20" draw:name="Shape1" text:anchor-type="paragraph"><svg:title/><svg:desc/><text:p text:style-name="Normal">S2<text:span text:style-name="T281">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9543in" svg:y="0.0161in" svg:width="0.325in" svg:height="0.325in" draw:z-index="8" draw:id="id11" draw:style-name="a22" draw:name="Shape1" text:anchor-type="paragraph"><svg:title/><svg:desc/><text:p text:style-name="Normal">S1<text:span text:style-name="T282">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3909in" svg:y="0.0161in" svg:width="0.325in" svg:height="0.325in" draw:z-index="9" draw:id="id12" draw:style-name="a24" draw:name="Shape1" text:anchor-type="paragraph"><svg:title/><svg:desc/><text:p text:style-name="Normal">S2<text:span text:style-name="T283">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
      <text:p text:style-name="Standard"/>
      <text:p text:style-name="Standard">Use the above initial measurements and apply the dynamic Hidden Markov Model algorithm to calculate the conditional probability that the UPRover is moving. Repeat the HMM algorithm to calculate the probability for, A<text:span text:style-name="T284">t2</text:span>, A<text:span text:style-name="T285">t3</text:span>, A<text:span text:style-name="T286">t4</text:span>. Using only one<text:s/>previous state to calculate the prior. In other words, to predict the A<text:span text:style-name="T287">t1</text:span><text:s/>use , A<text:span text:style-name="T288">t0</text:span><text:s/>and S1<text:span text:style-name="T289">t1</text:span><text:s/>and S2<text:span text:style-name="T290">t1</text:span><text:s/>readings. For calculation of the A<text:span text:style-name="T291">t2</text:span><text:s/>use , A<text:span text:style-name="T292">t1<text:s/></text:span>and S1<text:span text:style-name="T293">t2</text:span><text:s/>and S2<text:span text:style-name="T294">t2</text:span><text:s/>readings etc.</text:p>
      <text:p text:style-name="Standard"/>
      <text:p text:style-name="Standard">Please show your work for the computation in the following steps steps</text:p>
      <text:p text:style-name="Standard"/>
      <text:p text:style-name="Standard">i.MHH step1: Calculate A<text:span text:style-name="T295">t1<text:s/></text:span>and assume that the UP rover was moving at the initial state A<text:span text:style-name="T296">t0.</text:span></text:p>
      <text:p text:style-name="P297"/>
      <text:p text:style-name="Standard"><text:span text:style-name="T298">P(</text:span>A<text:span text:style-name="T299">t0) = 0.95</text:span></text:p>
      <text:p text:style-name="Standard"><text:span text:style-name="T300">P(</text:span>A<text:span text:style-name="T301">t</text:span><text:span text:style-name="T302">1</text:span><text:span text:style-name="T303"><text:s/>|<text:s/></text:span>A<text:span text:style-name="T304">t</text:span><text:span text:style-name="T305">0</text:span><text:span text:style-name="T306">) = 0.95 * 0.92 = .874 -&gt; moving</text:span></text:p>
      <text:p text:style-name="Standard"/>
      <text:p text:style-name="Standard"/>
      <text:p text:style-name="Standard">ii. MHH step2: Update the state A<text:span text:style-name="T307">t1<text:s/></text:span>for the sensor observations that came in as S1<text:span text:style-name="T308">t1</text:span>= 0.4 and S2<text:span text:style-name="T309">t1</text:span>=<text:s/>0.6</text:p>
      <text:p text:style-name="Standard">P(A<text:span text:style-name="T310">t1<text:s/></text:span>| S1<text:span text:style-name="T311">t1,<text:s/></text:span>S2<text:span text:style-name="T312">t1)<text:s/></text:span>= <text:s/></text:p>
      <text:p text:style-name="Standard">S1 = not m<text:s/>= .22</text:p>
      <text:p text:style-name="Standard">S2 = m<text:s/>= .73</text:p>
      <text:p text:style-name="Standard"/>
      <text:p text:style-name="Standard">At1 | a</text:p>
      <text:p text:style-name="Standard"/>
      <text:p text:style-name="Standard">iii.MHH step1: Calculate prediction for A<text:span text:style-name="T313">t2</text:span><text:s/>using previous predictions and observations using one previous state.</text:p>
      <text:p text:style-name="Standard">P(A<text:span text:style-name="T314">t2<text:s/></text:span>| A<text:span text:style-name="T315">t1)<text:s/></text:span>= <text:s/></text:p>
      <text:p text:style-name="Standard"/>
      <text:p text:style-name="Standard"/>
      <text:p text:style-name="Standard">iv. MHH step2: Update the state A<text:span text:style-name="T316">t2<text:s/></text:span>for the sensor observations that came in as S1<text:span text:style-name="T317">t2</text:span>= 0.9 and S2<text:span text:style-name="T318">t2</text:span>= 0.8</text:p>
      <text:p text:style-name="Standard">P(A<text:span text:style-name="T319">t2<text:s/></text:span>| S1<text:span text:style-name="T320">t2,<text:s/></text:span>S2<text:span text:style-name="T321">t2)<text:s/></text:span>= <text:s/></text:p>
      <text:p text:style-name="Standard"/>
      <text:p text:style-name="Standard">v. MHH step1: Calculate prediction for A<text:span text:style-name="T322">t3</text:span><text:s/>using previous predictions and observations using one previous state.</text:p>
      <text:p text:style-name="Standard">(A<text:span text:style-name="T323">t3<text:s/></text:span>| A<text:span text:style-name="T324">t2)<text:s/></text:span>= <text:s/></text:p>
      <text:p text:style-name="Standard">vi. MHH step2: Update the state A<text:span text:style-name="T325">t3<text:s/></text:span>for the sensor observations that came in as S1<text:span text:style-name="T326">t3</text:span>= 0.01<text:s/>and S2<text:span text:style-name="T327">t3</text:span>= 0.2</text:p>
      <text:p text:style-name="Standard">(A<text:span text:style-name="T328">t3<text:s/></text:span>| S1<text:span text:style-name="T329">t3,<text:s/></text:span>S2<text:span text:style-name="T330">t3)<text:s/></text:span>= <text:s/></text:p>
      <text:p text:style-name="Standard"/>
      <text:p text:style-name="Standard">vii. MHH step1: Calculate prediction for A<text:span text:style-name="T331">t4</text:span><text:s/>using previous predictions and observations using one previous state.</text:p>
      <text:p text:style-name="Standard">(A<text:span text:style-name="T332">t4<text:s/></text:span>| A<text:span text:style-name="T333">t3)<text:s/></text:span>= <text:s/></text:p>
      <text:p text:style-name="Standard"/>
      <text:p text:style-name="Standard">viii. MHH step2: Update the state A<text:span text:style-name="T334">t4<text:s/></text:span>for the sensor observations that came in as S1<text:span text:style-name="T335">t</text:span><text:span text:style-name="T336">4</text:span>= 0.02 and S2<text:span text:style-name="T337">t4</text:span>= 0.12</text:p>
      <text:soft-page-break/>
      <text:p text:style-name="Standard">(A<text:span text:style-name="T338">t4<text:s/></text:span>| S1<text:span text:style-name="T339">t4,<text:s/></text:span>S2<text:span text:style-name="T340">t4)<text:s/></text:span>= <text:s/></text:p>
      <text:p text:style-name="Standard"/>
      <text:p text:style-name="Standard"/>
      <text:p text:style-name="Standard"/>
      <text:p text:style-name="Standard">Submit a pdf of this lab worksheet and your source code for question 2 on Moodle NLT due 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7" svg:viewBox="0 0 20 30" svg:d="m10 0-10 30h20z"/>
    <draw:marker draw:name="a9" svg:viewBox="0 0 20 30" svg:d="m10 0-10 30h20z"/>
    <draw:marker draw:name="a11" svg:viewBox="0 0 20 30" svg:d="m10 0-10 30h20z"/>
    <draw:marker draw:name="a4" svg:viewBox="0 0 20 30" svg:d="m10 0-10 30h20z"/>
    <draw:marker draw:name="a14" svg:viewBox="0 0 20 30" svg:d="m10 0-10 30h20z"/>
    <draw:stroke-dash draw:name="a6" draw:style="rect" draw:dots1="1" draw:dots1-length="0.02736in" draw:distance="0.02736in"/>
    <draw:stroke-dash draw:name="a16" draw:style="rect" draw:dots1="1" draw:dots1-length="0.02736in" draw:distance="0.02736in"/>
    <draw:stroke-dash draw:name="a21" draw:style="rect" draw:dots1="1" draw:dots1-length="0.02736in" draw:distance="0.02736in"/>
    <draw:stroke-dash draw:name="a2" draw:style="rect" draw:dots1="1" draw:dots1-length="0.02736in" draw:distance="0.02736in"/>
    <draw:stroke-dash draw:name="a23" draw:style="rect" draw:dots1="1" draw:dots1-length="0.02736in" draw:distance="0.02736in"/>
    <draw:stroke-dash draw:name="a13" draw:style="rect" draw:dots1="1" draw:dots1-length="0.02736in" draw:distance="0.02736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meta:initial-creator>
    <dc:creator>Vargas Puga, David</dc:creator>
    <meta:creation-date>2020-10-28T08:29:00Z</meta:creation-date>
    <dc:date>2020-11-18T20:57:00Z</dc:date>
    <meta:template xlink:href="Normal.dotm" xlink:type="simple"/>
    <meta:editing-cycles>21</meta:editing-cycles>
    <meta:editing-duration>PT31440S</meta:editing-duration>
    <meta:document-statistic meta:page-count="7" meta:paragraph-count="23" meta:word-count="1730" meta:character-count="11570" meta:row-count="82" meta:non-whitespace-character-count="9863"/>
  </office:meta>
</office:document-meta>
</file>